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***************************************************</text:span></text:p>
      <text:p text:style-name="P1"><text:span text:style-name="T1">BASIC FUNCTIONS in GSM class.</text:span></text:p>
      <text:p text:style-name="P1"><text:span text:style-name="T1">To call a function the code is: gsm.function_name();</text:span></text:p>
      <text:p text:style-name="P1"><text:span text:style-name="T1">There is no need to create a class object for GSM class. </text:span></text:p>
      <text:p text:style-name="P1"><text:span text:style-name="T1">It'already done inside the library itself.</text:span></text:p>
      <text:p text:style-name="P1"><text:span text:style-name="T1">***************************************************</text:span></text:p>
      <text:p text:style-name="P1"/>
      <text:p text:style-name="P1"><text:span text:style-name="T1">int begin(long baud_rate);</text:span></text:p>
      <text:p text:style-name="P1"><text:span text:style-name="T1"><text:tab/>Function to turn on the module and set the baudrate of communication</text:span></text:p>
      <text:p text:style-name="P1"><text:span text:style-name="T1"><text:tab/>at specified baud_rate.</text:span></text:p>
      <text:p text:style-name="P1"><text:span text:style-name="T1"><text:tab/></text:span></text:p>
      <text:p text:style-name="P1"><text:span text:style-name="T1">char forceON();</text:span></text:p>
      <text:p text:style-name="P1"><text:span text:style-name="T1"><text:tab/>When you are using the SIM908 and you need to turn the module on the network mode.</text:span></text:p>
      <text:p text:style-name="P1"><text:span text:style-name="T1"><text:tab/>It's possible that SIM908 starts itself on charging mode, without network.</text:span></text:p>
      <text:p text:style-name="P1"><text:span text:style-name="T1"><text:tab/></text:span></text:p>
      <text:p text:style-name="P1"><text:span text:style-name="T1">int getIMEI(char* imei);</text:span></text:p>
      <text:p text:style-name="P1"><text:span text:style-name="T1"><text:tab/>Get the IMEI code of the phone and save it on the imei string.</text:span></text:p>
      <text:p text:style-name="P1"><text:span text:style-name="T1"><text:tab/></text:span></text:p>
      <text:p text:style-name="P1"><text:span text:style-name="T1">boolean readSMS(char* msg, int msglength, char* number, int nlength);</text:span></text:p>
      <text:p text:style-name="P1"><text:span text:style-name="T1"><text:tab/>Read the first msglength byte of the SMS string and save it to the msg string.</text:span></text:p>
      <text:p text:style-name="P1"><text:soft-page-break/><text:span text:style-name="T1"><text:tab/>Save the first nlenght numbers of the sender number to the number string.</text:span></text:p>
      <text:p text:style-name="P1"/>
      <text:p text:style-name="P1"><text:span text:style-name="T1">boolean readCall(char* number, int nlength);</text:span></text:p>
      <text:p text:style-name="P1"><text:span text:style-name="T1"><text:tab/></text:span></text:p>
      <text:p text:style-name="P1"><text:span text:style-name="T1">boolean call(char* number, unsigned int milliseconds);</text:span></text:p>
      <text:p text:style-name="P1"><text:span text:style-name="T1"><text:tab/>Call the specified number after the milliseconds specified.</text:span></text:p>
      <text:p text:style-name="P1"/>
      <text:p text:style-name="P1"><text:span text:style-name="T1">int readCellData(int &amp;mcc, int &amp;mnc, long &amp;lac, long &amp;cellid);</text:span></text:p>
      <text:p text:style-name="P1"><text:span text:style-name="T1"><text:tab/>Read information about the network data.</text:span></text:p>
      <text:p text:style-name="P1"><text:span text:style-name="T1"><text:tab/></text:span></text:p>
      <text:p text:style-name="P1"><text:span text:style-name="T1">void SimpleRead();</text:span></text:p>
      <text:p text:style-name="P1"><text:span text:style-name="T1"><text:tab/>To read, and print on hardware serial, the first byte of the software serial buffer.</text:span></text:p>
      <text:p text:style-name="P1"><text:span text:style-name="T1"><text:tab/></text:span></text:p>
      <text:p text:style-name="P1"><text:span text:style-name="T1">void WhileSimpleRead();</text:span></text:p>
      <text:p text:style-name="P1"><text:span text:style-name="T1"><text:tab/>As SimpleRead() but read until the buffer is empty.</text:span></text:p>
      <text:p text:style-name="P1"><text:span text:style-name="T1"><text:tab/></text:span></text:p>
      <text:p text:style-name="P1"><text:span text:style-name="T1">void SimpleWrite(char *comm);</text:span></text:p>
      <text:p text:style-name="P1"><text:span text:style-name="T1"><text:tab/>Write on software serial the specified char.</text:span></text:p>
      <text:p text:style-name="P1"><text:span text:style-name="T1"><text:tab/></text:span></text:p>
      <text:p text:style-name="P1"><text:span text:style-name="T1">void SimpleWrite(char const *comm);</text:span></text:p>
      <text:p text:style-name="P1"><text:span text:style-name="T1"><text:tab/>Write on software serial the specified const char.</text:span></text:p>
      <text:p text:style-name="P1"><text:soft-page-break/><text:span text:style-name="T1"><text:tab/></text:span></text:p>
      <text:p text:style-name="P1"><text:span text:style-name="T1">void SimpleWrite(int comm);</text:span></text:p>
      <text:p text:style-name="P1"><text:span text:style-name="T1"><text:tab/>Write on software serial the specified int.</text:span></text:p>
      <text:p text:style-name="P1"><text:span text:style-name="T1"><text:tab/></text:span></text:p>
      <text:p text:style-name="P1"><text:span text:style-name="T1">void SimpleWriteln(char *comm);</text:span></text:p>
      <text:p text:style-name="P1"><text:span text:style-name="T1"><text:tab/>Write on software serial the specified char </text:span></text:p>
      <text:p text:style-name="P1"><text:span text:style-name="T1"><text:tab/>and append to the end the return char "\n\r".</text:span></text:p>
      <text:p text:style-name="P1"><text:span text:style-name="T1"><text:tab/></text:span></text:p>
      <text:p text:style-name="P1"><text:span text:style-name="T1">void SimpleWriteln(char const *comm);</text:span></text:p>
      <text:p text:style-name="P1"><text:span text:style-name="T1"><text:tab/>Write on software serial the specified const char </text:span></text:p>
      <text:p text:style-name="P1"><text:span text:style-name="T1"><text:tab/>and append to the end the return char "\n\r".</text:span></text:p>
      <text:p text:style-name="P1"><text:span text:style-name="T1"><text:tab/></text:span></text:p>
      <text:p text:style-name="P1"><text:span text:style-name="T1">void SimpleWriteln(int comm);</text:span></text:p>
      <text:p text:style-name="P1"><text:span text:style-name="T1"><text:tab/>Write on software serial the specified int </text:span></text:p>
      <text:p text:style-name="P1"><text:span text:style-name="T1"><text:tab/>and append to the end the return char "\n\r".</text:span></text:p>
      <text:p text:style-name="P1"/>
      <text:p text:style-name="P1"><text:span text:style-name="T1">void RxInit(uint16_t start_comm_tmout, uint16_t max_interchar_tmout);</text:span></text:p>
      <text:p text:style-name="P1"><text:span text:style-name="T1"><text:tab/>To set the timout during the serial communication, for the entire string</text:span></text:p>
      <text:p text:style-name="P1"><text:span text:style-name="T1"><text:tab/>and for the time between two char.</text:span></text:p>
      <text:p text:style-name="P1"><text:span text:style-name="T1"><text:tab/></text:span></text:p>
      <text:p text:style-name="P1"><text:span text:style-name="T1">byte IsRxFinished(void);</text:span></text:p>
      <text:p text:style-name="P1"><text:soft-page-break/><text:span text:style-name="T1"><text:tab/>To check if the communication is finished, comparing the time</text:span></text:p>
      <text:p text:style-name="P1"><text:span text:style-name="T1"><text:tab/>with the timeout selected with the RxInit() function.</text:span></text:p>
      <text:p text:style-name="P1"><text:span text:style-name="T1"><text:tab/></text:span></text:p>
      <text:p text:style-name="P1"><text:span text:style-name="T1">byte IsStringReceived(char const *compare_string);</text:span></text:p>
      <text:p text:style-name="P1"><text:span text:style-name="T1"><text:tab/>To check if the received string from software serial is</text:span></text:p>
      <text:p text:style-name="P1"><text:span text:style-name="T1"><text:tab/>the same of the specified string.</text:span></text:p>
      <text:p text:style-name="P1"/>
      <text:p text:style-name="P1"><text:span text:style-name="T1">byte WaitResp(uint16_t start_comm_tmout, uint16_t max_interchar_tmout, </text:span></text:p>
      <text:p text:style-name="P1"><text:span text:style-name="T1"><text:tab/>char const *expected_resp_string);</text:span></text:p>
      <text:p text:style-name="P1"><text:span text:style-name="T1"><text:tab/>It merges the RxInit() and IsStringReceived() functions.</text:span></text:p>
      <text:p text:style-name="P1"><text:span text:style-name="T1"><text:tab/></text:span></text:p>
      <text:p text:style-name="P1"><text:span text:style-name="T1">char SendATCmdWaitResp(char const *AT_cmd_string,</text:span></text:p>
      <text:p text:style-name="P1"><text:span text:style-name="T1"><text:tab/>uint16_t start_comm_tmout, uint16_t max_interchar_tmout,</text:span></text:p>
      <text:p text:style-name="P1"><text:span text:style-name="T1"><text:tab/>char const *response_string,</text:span></text:p>
      <text:p text:style-name="P1"><text:span text:style-name="T1"><text:tab/>byte no_of_attempts);</text:span></text:p>
      <text:p text:style-name="P1"><text:span text:style-name="T1"><text:tab/>It's a very important function to send a command, wait the response</text:span></text:p>
      <text:p text:style-name="P1"><text:span text:style-name="T1"><text:tab/>and check if it is the same of the aspected response. If not retry</text:span></text:p>
      <text:p text:style-name="P1"><text:span text:style-name="T1"><text:tab/>for number of attempts specified.</text:span></text:p>
      <text:p text:style-name="P1"/>
      <text:p text:style-name="P1"><text:span text:style-name="T1">***************************************************</text:span></text:p>
      <text:p text:style-name="P1"><text:span text:style-name="T1">SMS FUNCTIONS in SMS class.</text:span></text:p>
      <text:p text:style-name="P1"><text:soft-page-break/><text:span text:style-name="T1">It's need to create a class object for SMS class with</text:span></text:p>
      <text:p text:style-name="P1"><text:span text:style-name="T1">SMS sms_obj_name (in the examples it's used SMS sms) </text:span></text:p>
      <text:p text:style-name="P1"><text:span text:style-name="T1">In the examples, to call a function the code is: sms.function_name();</text:span></text:p>
      <text:p text:style-name="P1"><text:span text:style-name="T1">***************************************************</text:span></text:p>
      <text:p text:style-name="P1"/>
      <text:p text:style-name="P1"><text:span text:style-name="T1">char SendSMS(char *number_str, char *message_str);</text:span></text:p>
      <text:p text:style-name="P1"><text:span text:style-name="T1"><text:tab/>Send a SMS to the specified number with the specified string.</text:span></text:p>
      <text:p text:style-name="P1"><text:span text:style-name="T1"><text:tab/></text:span></text:p>
      <text:p text:style-name="P1"><text:span text:style-name="T1">char SendSMS(byte sim_phonebook_position, char *message_str);</text:span></text:p>
      <text:p text:style-name="P1"><text:span text:style-name="T1"><text:tab/>Send a SMS to the specified phonebook position with the specified string.</text:span></text:p>
      <text:p text:style-name="P1"><text:span text:style-name="T1"><text:tab/></text:span></text:p>
      <text:p text:style-name="P1"><text:span text:style-name="T1">char IsSMSPresent(byte required_status);</text:span></text:p>
      <text:p text:style-name="P1"><text:span text:style-name="T1"><text:tab/>Check if there is a message with the specified attribute like:</text:span></text:p>
      <text:p text:style-name="P1"><text:span text:style-name="T1"><text:tab/><text:tab/>SMS_UNREAD</text:span></text:p>
      <text:p text:style-name="P1"><text:span text:style-name="T1"><text:tab/><text:tab/>SMS_READ</text:span></text:p>
      <text:p text:style-name="P1"><text:span text:style-name="T1"><text:tab/><text:tab/>SMS_ALL</text:span></text:p>
      <text:p text:style-name="P1"><text:span text:style-name="T1"><text:tab/><text:tab/></text:span></text:p>
      <text:p text:style-name="P1"><text:span text:style-name="T1">char GetSMS(byte position, char *phone_number, char *SMS_text, byte max_SMS_len);</text:span></text:p>
      <text:p text:style-name="P1"><text:span text:style-name="T1"><text:tab/>Save the SMS content and sender of the SMS in specified SIM position.</text:span></text:p>
      <text:p text:style-name="P1"><text:span text:style-name="T1"><text:tab/>Save the first max_SMS_len byte of the SMS string to the SMS_text string and</text:span></text:p>
      <text:p text:style-name="P1"><text:span text:style-name="T1"><text:tab/>the sender to the phone_number string.</text:span></text:p>
      <text:p text:style-name="P1"><text:soft-page-break/></text:p>
      <text:p text:style-name="P1"><text:span text:style-name="T1">char GetAuthorizedSMS(byte position, char *phone_number, char *SMS_text, byte max_SMS_len,</text:span></text:p>
      <text:p text:style-name="P1"><text:span text:style-name="T1"><text:tab/><text:tab/><text:tab/><text:tab/><text:tab/> <text:s/>byte first_authorized_pos, byte last_authorized_pos);</text:span></text:p>
      <text:p text:style-name="P1"><text:span text:style-name="T1"><text:tab/>Method reads SMS from specified SIM position and</text:span></text:p>
      <text:p text:style-name="P1"><text:span text:style-name="T1"><text:tab/>makes authorization. It means SMS phone number is compared</text:span></text:p>
      <text:p text:style-name="P1"><text:span text:style-name="T1"><text:tab/>with specified SIM phonebook position(s) and in case numbers</text:span></text:p>
      <text:p text:style-name="P1"><text:span text:style-name="T1"><text:tab/>match GETSMS_AUTH_SMS is returned, otherwise GETSMS_NOT_AUTH_SMS</text:span></text:p>
      <text:p text:style-name="P1"><text:span text:style-name="T1"><text:tab/>is returned.</text:span></text:p>
      <text:p text:style-name="P1"><text:span text:style-name="T1"><text:tab/></text:span></text:p>
      <text:p text:style-name="P1"><text:span text:style-name="T1">char DeleteSMS(byte position);</text:span></text:p>
      <text:p text:style-name="P1"><text:span text:style-name="T1"><text:tab/>Method deletes SMS from the specified SMS position</text:span></text:p>
      <text:p text:style-name="P1"><text:span text:style-name="T1"><text:tab/></text:span></text:p>
      <text:p text:style-name="P1"><text:span text:style-name="T1">***************************************************</text:span></text:p>
      <text:p text:style-name="P1"><text:span text:style-name="T1">CALL FUNCTIONS in CALL class.</text:span></text:p>
      <text:p text:style-name="P1"><text:span text:style-name="T1">It's need to create a class object for SMS class with</text:span></text:p>
      <text:p text:style-name="P1"><text:span text:style-name="T1">CALL call_obj_name (in the examples it's used CALL call) </text:span></text:p>
      <text:p text:style-name="P1"><text:span text:style-name="T1">In the examples, to call a function the code is: call.function_name();</text:span></text:p>
      <text:p text:style-name="P1"><text:span text:style-name="T1">***************************************************<text:tab/></text:span></text:p>
      <text:p text:style-name="P1"/>
      <text:p text:style-name="P1"><text:span text:style-name="T1">byte CallStatus(void);</text:span></text:p>
      <text:p text:style-name="P1"><text:span text:style-name="T1"><text:tab/>Method checks status of call</text:span></text:p>
      <text:p text:style-name="P1"><text:soft-page-break/></text:p>
      <text:p text:style-name="P1"><text:span text:style-name="T1"><text:tab/>return: </text:span></text:p>
      <text:p text:style-name="P1"><text:span text:style-name="T1"><text:tab/><text:tab/> <text:s/>CALL_NONE <text:s text:c="8"/>- no call activity</text:span></text:p>
      <text:p text:style-name="P1"><text:span text:style-name="T1"><text:tab/><text:tab/> <text:s/>CALL_INCOM_VOICE <text:s/>- incoming voice</text:span></text:p>
      <text:p text:style-name="P1"><text:span text:style-name="T1"><text:tab/><text:tab/> <text:s/>CALL_ACTIVE_VOICE - active voice</text:span></text:p>
      <text:p text:style-name="P1"><text:span text:style-name="T1"><text:tab/><text:tab/> <text:s/>CALL_NO_RESPONSE <text:s/>- no response to the AT command </text:span></text:p>
      <text:p text:style-name="P1"><text:span text:style-name="T1"><text:tab/><text:tab/> <text:s/>CALL_COMM_LINE_BUSY - comm line is not free</text:span></text:p>
      <text:p text:style-name="P1"/>
      <text:p text:style-name="P1"><text:span text:style-name="T1">byte CallStatusWithAuth(char *phone_number,</text:span></text:p>
      <text:p text:style-name="P1"><text:span text:style-name="T1"><text:tab/>byte first_authorized_pos, byte last_authorized_pos);</text:span></text:p>
      <text:p text:style-name="P1"><text:span text:style-name="T1"><text:tab/>Method checks status of call(incoming or active) </text:span></text:p>
      <text:p text:style-name="P1"><text:span text:style-name="T1"><text:tab/>and makes authorization with specified SIM positions range</text:span></text:p>
      <text:p text:style-name="P1"/>
      <text:p text:style-name="P1"><text:span text:style-name="T1"><text:tab/>phone_number: a pointer where the tel. number string of current call will be placed</text:span></text:p>
      <text:p text:style-name="P1"><text:span text:style-name="T1"><text:tab/><text:tab/><text:tab/><text:tab/> <text:s/>so the space for the phone number string must be reserved - see example</text:span></text:p>
      <text:p text:style-name="P1"><text:span text:style-name="T1"><text:tab/>first_authorized_pos: initial SIM phonebook position where the authorization process</text:span></text:p>
      <text:p text:style-name="P1"><text:span text:style-name="T1"><text:tab/><text:tab/><text:tab/><text:tab/><text:tab/><text:tab/> <text:s/>starts</text:span></text:p>
      <text:p text:style-name="P1"><text:span text:style-name="T1"><text:tab/>last_authorized_pos: <text:s/>last SIM phonebook position where the authorization process</text:span></text:p>
      <text:p text:style-name="P1"><text:span text:style-name="T1"><text:tab/><text:tab/><text:tab/><text:tab/><text:tab/><text:tab/> <text:s/>finishes</text:span></text:p>
      <text:p text:style-name="P1"/>
      <text:p text:style-name="P1"><text:span text:style-name="T1"><text:tab/><text:tab/><text:tab/><text:tab/><text:tab/><text:tab/> <text:s/>Note(important):</text:span></text:p>
      <text:p text:style-name="P1"><text:soft-page-break/><text:span text:style-name="T1"><text:tab/><text:tab/><text:tab/><text:tab/><text:tab/><text:tab/> <text:s/>In case first_authorized_pos=0 and also last_authorized_pos=0</text:span></text:p>
      <text:p text:style-name="P1"><text:span text:style-name="T1"><text:tab/><text:tab/><text:tab/><text:tab/><text:tab/><text:tab/> <text:s/>the received incoming phone number is NOT authorized at all, so every</text:span></text:p>
      <text:p text:style-name="P1"><text:span text:style-name="T1"><text:tab/><text:tab/><text:tab/><text:tab/><text:tab/><text:tab/> <text:s/>incoming is considered as authorized (CALL_INCOM_VOICE_NOT_AUTH is returned).</text:span></text:p>
      <text:p text:style-name="P1"/>
      <text:p text:style-name="P1"><text:span text:style-name="T1"><text:tab/>return: </text:span></text:p>
      <text:p text:style-name="P1"><text:span text:style-name="T1"><text:tab/><text:tab/> <text:s/>CALL_NONE <text:s text:c="18"/>- no call activity</text:span></text:p>
      <text:p text:style-name="P1"><text:span text:style-name="T1"><text:tab/><text:tab/> <text:s/>CALL_INCOM_VOICE_AUTH <text:s text:c="6"/>- incoming voice - authorized</text:span></text:p>
      <text:p text:style-name="P1"><text:span text:style-name="T1"><text:tab/><text:tab/> <text:s/>CALL_INCOM_VOICE_NOT_AUTH <text:s text:c="2"/>- incoming voice - not authorized</text:span></text:p>
      <text:p text:style-name="P1"><text:span text:style-name="T1"><text:tab/><text:tab/> <text:s/>CALL_ACTIVE_VOICE <text:s text:c="10"/>- active voice</text:span></text:p>
      <text:p text:style-name="P1"><text:span text:style-name="T1"><text:tab/><text:tab/> <text:s/>CALL_INCOM_DATA_AUTH <text:s text:c="7"/>- incoming data call - authorized</text:span></text:p>
      <text:p text:style-name="P1"><text:span text:style-name="T1"><text:tab/><text:tab/> <text:s/>CALL_INCOM_DATA_NOT_AUTH <text:s text:c="3"/>- incoming data call - not authorized <text:s/></text:span></text:p>
      <text:p text:style-name="P1"><text:span text:style-name="T1"><text:tab/><text:tab/> <text:s/>CALL_ACTIVE_DATA <text:s text:c="11"/>- active data call</text:span></text:p>
      <text:p text:style-name="P1"><text:span text:style-name="T1"><text:tab/><text:tab/> <text:s/>CALL_NO_RESPONSE <text:s text:c="11"/>- no response to the AT command </text:span></text:p>
      <text:p text:style-name="P1"><text:span text:style-name="T1"><text:tab/><text:tab/> <text:s/>CALL_COMM_LINE_BUSY <text:s text:c="8"/>- comm line is not free</text:span></text:p>
      <text:p text:style-name="P1"/>
      <text:p text:style-name="P1"><text:span text:style-name="T1"><text:tab/><text:tab/><text:tab/><text:tab/><text:tab/><text:tab/></text:span></text:p>
      <text:p text:style-name="P1"><text:span text:style-name="T1">void PickUp(void);</text:span></text:p>
      <text:p text:style-name="P1"><text:span text:style-name="T1"><text:tab/>To pick up an incoming call.</text:span></text:p>
      <text:p text:style-name="P1"><text:span text:style-name="T1"><text:tab/></text:span></text:p>
      <text:p text:style-name="P1"><text:span text:style-name="T1">void HangUp(void);</text:span></text:p>
      <text:p text:style-name="P1"><text:span text:style-name="T1"><text:tab/>To hang up and active call.</text:span></text:p>
      <text:p text:style-name="P1"><text:soft-page-break/><text:span text:style-name="T1"><text:tab/></text:span></text:p>
      <text:p text:style-name="P1"><text:span text:style-name="T1">void Call(char *number_string);</text:span></text:p>
      <text:p text:style-name="P1"><text:span text:style-name="T1"><text:tab/>To call the specified number;</text:span></text:p>
      <text:p text:style-name="P1"><text:span text:style-name="T1"><text:tab/></text:span></text:p>
      <text:p text:style-name="P1"><text:span text:style-name="T1">void Call(int sim_position);</text:span></text:p>
      <text:p text:style-name="P1"><text:span text:style-name="T1"><text:tab/>To call the contact saved on the specified SIM position.</text:span></text:p>
      <text:p text:style-name="P1"/>
      <text:p text:style-name="P1"><text:span text:style-name="T1">void SendDTMF(char *number_string, int time);</text:span></text:p>
      <text:p text:style-name="P1"><text:span text:style-name="T1"><text:tab/>Send a combination of DTMF stymbols separated by commas.</text:span></text:p>
      <text:p text:style-name="P1"><text:span text:style-name="T1"><text:tab/>But a single character does not require quotes.</text:span></text:p>
      <text:p text:style-name="P1"><text:span text:style-name="T1"><text:tab/>Time indicates the duration in seconds of each sound.</text:span></text:p>
      <text:p text:style-name="P1"><text:span text:style-name="T1"><text:tab/>An example:</text:span></text:p>
      <text:p text:style-name="P1"><text:span text:style-name="T1"><text:tab/><text:tab/>call.SendDTMF("1,2,3,4",1);</text:span></text:p>
      <text:p text:style-name="P1"><text:span text:style-name="T1"><text:tab/><text:tab/></text:span></text:p>
      <text:p text:style-name="P1"><text:span text:style-name="T1">***************************************************</text:span></text:p>
      <text:p text:style-name="P1"><text:span text:style-name="T1">GPRS FUNCTIONS in InetGSM class.</text:span></text:p>
      <text:p text:style-name="P1"><text:span text:style-name="T1">It's need to create a class object for SMS class with</text:span></text:p>
      <text:p text:style-name="P1"><text:span text:style-name="T1">InetGSM inet_obj_name (in the examples it's used InetGSM inet) </text:span></text:p>
      <text:p text:style-name="P1"><text:span text:style-name="T1">In the examples, to call a function the code is: inet.function_name();</text:span></text:p>
      <text:p text:style-name="P1"><text:span text:style-name="T1">***************************************************<text:tab/></text:span></text:p>
      <text:p text:style-name="P1"><text:span text:style-name="T1">int attachGPRS(char* domain, char* dom1, char* dom2);</text:span></text:p>
      <text:p text:style-name="P1"><text:soft-page-break/><text:span text:style-name="T1"><text:tab/>Start a GPRS connection to the specified domain.</text:span></text:p>
      <text:p text:style-name="P1"><text:span text:style-name="T1"><text:tab/>It is needs authetication, dom1 is the username, dom2 is the password.</text:span></text:p>
      <text:p text:style-name="P1"><text:span text:style-name="T1"><text:tab/>If it is no need, left it blank with.</text:span></text:p>
      <text:p text:style-name="P1"><text:span text:style-name="T1"><text:tab/>An example:</text:span></text:p>
      <text:p text:style-name="P1"><text:span text:style-name="T1"><text:tab/><text:tab/>inet.attachGPRS("internet.wind","","");</text:span></text:p>
      <text:p text:style-name="P1"><text:span text:style-name="T1"><text:tab/></text:span></text:p>
      <text:p text:style-name="P1"><text:span text:style-name="T1">int httpGET(const char* server, int port, const char* path, char* result, int resultlength);</text:span></text:p>
      <text:p text:style-name="P1"><text:span text:style-name="T1"><text:tab/>Save the first resultlength byte of the server response, after a GET request.</text:span></text:p>
      <text:p text:style-name="P1"><text:span text:style-name="T1"><text:tab/>An example:</text:span></text:p>
      <text:p text:style-name="P1"><text:span text:style-name="T1"><text:tab/><text:tab/>char response[200];</text:span></text:p>
      <text:p text:style-name="P1"><text:span text:style-name="T1"><text:tab/><text:tab/>inet.httpGET("www.google.com",80,"/news",response,200);</text:span></text:p>
      <text:p text:style-name="P1"><text:span text:style-name="T1"><text:tab/><text:tab/></text:span></text:p>
      <text:p text:style-name="P1"><text:span text:style-name="T1">int dettachGPRS();</text:span></text:p>
      <text:p text:style-name="P1"><text:span text:style-name="T1"><text:tab/>Close the GPRS connection.</text:span></text:p>
      <text:p text:style-name="P1"><text:span text:style-name="T1"><text:tab/></text:span></text:p>
      <text:p text:style-name="P1"><text:span text:style-name="T1">int connectTCP(const char* server, int port);</text:span></text:p>
      <text:p text:style-name="P1"><text:span text:style-name="T1"><text:tab/>Start a TCP connection with the server on the specified port.</text:span></text:p>
      <text:p text:style-name="P1"><text:span text:style-name="T1"><text:tab/></text:span></text:p>
      <text:p text:style-name="P1"><text:span text:style-name="T1">int disconnectTCP();</text:span></text:p>
      <text:p text:style-name="P1"><text:span text:style-name="T1"><text:tab/>Close the TCP connection.</text:span></text:p>
      <text:p text:style-name="P1"><text:span text:style-name="T1"><text:tab/></text:span></text:p>
      <text:p text:style-name="P1"><text:soft-page-break/><text:span text:style-name="T1">int connectTCPServer(int port);</text:span></text:p>
      <text:p text:style-name="P1"><text:span text:style-name="T1"><text:tab/>Put the module on the listening mode, waiting for a TCP connection</text:span></text:p>
      <text:p text:style-name="P1"><text:span text:style-name="T1"><text:tab/>on the selected port.</text:span></text:p>
      <text:p text:style-name="P1"><text:span text:style-name="T1"><text:tab/></text:span></text:p>
      <text:p text:style-name="P1"><text:span text:style-name="T1">boolean connectedClient();</text:span></text:p>
      <text:p text:style-name="P1"><text:span text:style-name="T1"><text:tab/>Return true if a client is connected to the module, during the</text:span></text:p>
      <text:p text:style-name="P1"><text:span text:style-name="T1"><text:tab/>server m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200" meta:word-count="1072" meta:character-count="8034" meta:non-whitespace-character-count="6781"/>
    <meta:generator>LibreOfficeDev/5.1.0.3$Linux_X86_64 LibreOffice_project/</meta:generator>
  </office:meta>
</office:document-meta>
</file>